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0.97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Default"/>
        <table:table-column table:style-name="co5" table:number-columns-repeated="16380" table:default-cell-style-name="Default"/>
        <table:table-row table:style-name="ro1">
          <table:table-cell table:style-name="ce4" office:value-type="string" calcext:value-type="string">
            <text:p>LR38173 aka MARIO CHIP 1 (1st version of SUPER FX)</text:p>
          </table:table-cell>
          <table:table-cell table:style-name="ce4"/>
          <table:table-cell table:style-name="ce1" table:number-columns-repeated="2"/>
          <table:table-cell table:style-name="ce3"/>
          <table:table-cell/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Description</text:p>
          </table:table-cell>
          <table:table-cell table:style-name="ce3"/>
          <table:table-cell table:style-name="ce3" office:value-type="string" calcext:value-type="string">
            <text:p>With marking text aligned, top-left to bottom-left :</text:p>
          </table:table-cell>
          <table:table-cell table:style-name="ce3" table:number-columns-repeated="3"/>
          <table:table-cell/>
          <table:table-cell table:style-name="ce3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ROM_CE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iiiiiibbtbbitpbbipitiiitiiti</text:p>
          </table:table-cell>
          <table:table-cell table:number-columns-repeated="1637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M_A18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tiiiiipippbbtbbbb</text:p>
          </table:table-cell>
          <table:table-cell table:number-columns-repeated="1637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M_A17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tbbtbtiittppiiiiiiitibip</text:p>
          </table:table-cell>
          <table:table-cell table:number-columns-repeated="1637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M_A16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tiiiiiiiiiiiiiipbbbbbbb</text:p>
          </table:table-cell>
          <table:table-cell table:number-columns-repeated="1637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_A1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M_A14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Without test pads :</text:p>
          </table:table-cell>
          <table:table-cell table:number-columns-repeated="1637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M_A13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iiiiiibbbbipbbipiiiiiii</text:p>
          </table:table-cell>
          <table:table-cell table:number-columns-repeated="1637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M_A12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iiiiipippbbbbb</text:p>
          </table:table-cell>
          <table:table-cell table:number-columns-repeated="1637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M_A11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bbbiippiiiiiiiibip</text:p>
          </table:table-cell>
          <table:table-cell table:number-columns-repeated="1637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M_A10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iiiiiiiiiiiiiiiiiipbbbbbbb</text:p>
          </table:table-cell>
          <table:table-cell table:number-columns-repeated="1637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OM_A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OM_A8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Pin names and directions unchecked, they don’t match the patent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M_A7</text:p>
          </table:table-cell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See PCB.svg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OM_A6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OM_A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M_A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OM_A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M_A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OM_A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OM_A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OM_D7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M_D6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M_D5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M_D4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M_D3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M_D2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M_D1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M_D0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638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WR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RD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IRQ</text:p>
          </table:table-cell>
          <table:table-cell table:number-columns-repeated="163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RAM_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RAM_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RAM_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RAM_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RAM_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RAM_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RAM_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RAM_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RAM_A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RAM_A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RAM_A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RAM_A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RAM_A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RAM_A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RAM_A6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RAM_A7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RAM_A8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RAM_A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RAM_A1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RAM_A11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RAM_A1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RAM_A1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RAM_A14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RAM_C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RAM_A1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RAM_OE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SRAM_WR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M_A1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1T07:20:14.138000000</meta:creation-date>
    <dc:date>2024-10-18T07:57:09.003000000</dc:date>
    <meta:editing-duration>P31DT3H56M43S</meta:editing-duration>
    <meta:editing-cycles>45</meta:editing-cycles>
    <meta:generator>LibreOffice/7.4.1.2$Windows_X86_64 LibreOffice_project/3c58a8f3a960df8bc8fd77b461821e42c061c5f0</meta:generator>
    <meta:document-statistic meta:table-count="1" meta:cell-count="314" meta:object-count="0"/>
  </office:meta>
</office:document-meta>
</file>